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Cg0o3WASNYqXcK2TMCgJG2RyYaCf7R3Vj9r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3:00:55.180527213</meta:creation-date>
    <dc:date>2023-08-28T15:09:24.110357098</dc:date>
    <meta:editing-duration>PT2H8M2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